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99" style:font-name="arial" fo:font-size="8.35000038146973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Jackeline Neves de Almeida<text:tab/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2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/text:span></text:span><text:span text:style-name="Fonte_20_parág._20_padrão"><text:span text:style-name="T4">Esforço Total:</text:span></text:span><text:span text:style-name="Fonte_20_parág._20_padrão"><text:span text:style-name="T3"> 6h55min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Atualizar planilha de alocação de RH</text:span></text:span><text:span text:style-name="Fonte_20_parág._20_padrão"><text:span text:style-name="T5"><text:tab/>Esforço: 25min</text:span></text:span></text:p>
      <text:p text:style-name="P7"><text:span text:style-name="Fonte_20_parág._20_padrão"><text:span text:style-name="T5">Descrição: Atualizar a planilha de alocação de recursos humanos para manter o histórico do projeto e evitar que Gestores de RH quebrem as restrições de alocação de recursos</text:span></text:span></text:p>
      <text:p text:style-name="P7"><text:span text:style-name="Fonte_20_parág._20_padrão"><text:span text:style-name="T5">Produtos: </text:span></text:span><text:a xlink:type="simple" xlink:href="http://code.google.com/p/sgb-02-2012/source/browse/trunk/Gerencia_de_Projetos/Recursos_Humanos/SGB_ALRH_AlocacaoRecursosHumanos.ods"><text:span text:style-name="Fonte_20_parág._20_padrão"><text:span text:style-name="T6">SGB_ALRH_AlocacaoRecursosHumanos.ods</text:span></text:span></text:a></text:p>
      <text:p text:style-name="P7"><text:span text:style-name="Fonte_20_parág._20_padrão"><text:span text:style-name="T5">Equipe: Não se aplica</text:span></text:span></text:p>
      <text:p text:style-name="P7"><text:span text:style-name="Fonte_20_parág._20_padrão"><text:span text:style-name="T4">Atividade: Planejamento dos recursos humanos</text:span></text:span><text:span text:style-name="Fonte_20_parág._20_padrão"><text:span text:style-name="T5"><text:tab/>Esforço: 3h30min</text:span></text:span></text:p>
      <text:p text:style-name="P7"><text:span text:style-name="Fonte_20_parág._20_padrão"><text:span text:style-name="T5">Descrição: Ajustar descrição de papéis, planejar e justificar distribuição de recursos humanos por papel, Planejar treinamentos <text:tab/><text:tab/></text:span></text:span></text:p>
      <text:p text:style-name="P7"><text:span text:style-name="Fonte_20_parág._20_padrão"><text:span text:style-name="T5">Produtos: </text:span></text:span><text:a xlink:type="simple" xlink:href="http://code.google.com/p/sgb-02-2012/source/browse/trunk/Gerencia_de_Projetos/Recursos_Humanos/SGB_PLRH_PlanoRecursosHumanos.odt"><text:span text:style-name="Fonte_20_parág._20_padrão"><text:span text:style-name="T6">SGB_PLRH_PlanoRecursosHumanos.odt</text:span></text:span></text:a></text:p>
      <text:p text:style-name="P7"><text:span text:style-name="Fonte_20_parág._20_padrão"><text:span text:style-name="T5">Equipe: Não se aplica</text:span></text:span></text:p>
      <text:p text:style-name="P7"><text:span text:style-name="Fonte_20_parág._20_padrão"><text:span text:style-name="T4">Atividade: Planejamento de comunicação</text:span></text:span><text:span text:style-name="Fonte_20_parág._20_padrão"><text:span text:style-name="T5"><text:tab/>Esforço: 3h</text:span></text:span></text:p>
      <text:p text:style-name="P7"><text:span text:style-name="Fonte_20_parág._20_padrão"><text:span text:style-name="T5">Descrição: Planejar comunicações do projeto, definir estratégia de comunicação e auto-organização do time.</text:span></text:span></text:p>
      <text:p text:style-name="P7"><text:span text:style-name="Fonte_20_parág._20_padrão"><text:span text:style-name="T5">Produtos: </text:span></text:span><text:a xlink:type="simple" xlink:href="http://code.google.com/p/sgb-02-2012/source/browse/trunk/Gerencia_de_Projetos/Comunicacao/SGB_PLCOM_PlanoComunicacao.odt"><text:span text:style-name="Fonte_20_parág._20_padrão"><text:span text:style-name="T6">SGB_PLCOM_PlanoComunicacao.odt</text:span></text:span></text:a></text:p>
      <text:p text:style-name="P9"><text:span text:style-name="Fonte_20_parág._20_padrão"><text:span text:style-name="T5">Equipe: Não se aplica</text:span></text:span></text:p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1-03T14:20:52</dc:date>
    <meta:editing-cycles>6</meta:editing-cycles>
    <meta:editing-duration>PT00H50M29S</meta:editing-duration>
    <dc:creator>jackeline neves de almeida</dc:creator>
    <meta:document-statistic meta:table-count="1" meta:image-count="2" meta:object-count="0" meta:page-count="1" meta:paragraph-count="22" meta:word-count="148" meta:character-count="1164"/>
    <meta:template xlink:type="simple" xlink:actuate="onRequest" xlink:title="" xlink:href="../../../Gerencia_de_Configuracao/Template/SGB_TEMPL_RelatorioIndividual.odt/Normal.dotm"/>
  </office:meta>
</office:document-meta>
</file>